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ee7e5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 style:data-style-name="N11">
      <style:table-cell-properties fo:background-color="#729fc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90.05mm" svg:x="93.86mm" svg:y="58.7mm">
            <draw:object draw:notify-on-update-of-ranges="Sheet1.D1:Sheet1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Train/Classify</text:p>
          </table:table-cell>
          <table:table-cell table:style-name="ce1" office:value-type="string" calcext:value-type="string">
            <text:p>Time taken to Import</text:p>
          </table:table-cell>
          <table:table-cell table:style-name="ce1" office:value-type="string" calcext:value-type="string">
            <text:p>Time taken to trai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Observations</text:p>
          </table:table-cell>
          <table:table-cell office:value-type="string" calcext:value-type="string">
            <text:p>Training size</text:p>
          </table:table-cell>
        </table:table-row>
        <table:table-row table:style-name="ro1">
          <table:table-cell office:value-type="string" calcext:value-type="string">
            <text:p>SMSdataset/SMSdataset</text:p>
          </table:table-cell>
          <table:table-cell office:value-type="float" office:value="9.90888690948" calcext:value-type="float">
            <text:p>9.90888690948</text:p>
          </table:table-cell>
          <table:table-cell office:value-type="float" office:value="7.632158041" calcext:value-type="float">
            <text:p>7.632158041</text:p>
          </table:table-cell>
          <table:table-cell office:value-type="percentage" office:value="0.894869034804" calcext:value-type="percentage">
            <text:p>89.49%</text:p>
          </table:table-cell>
          <table:table-cell/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SMSdataset/SMSdatasetEXTRA</text:p>
          </table:table-cell>
          <table:table-cell office:value-type="float" office:value="27.5304746627808" calcext:value-type="float">
            <text:p>27.5304746627808</text:p>
          </table:table-cell>
          <table:table-cell office:value-type="float" office:value="8.29041600227356" calcext:value-type="float">
            <text:p>8.29041600227356</text:p>
          </table:table-cell>
          <table:table-cell office:value-type="percentage" office:value="0.860492379835873" calcext:value-type="percentage">
            <text:p>86.05%</text:p>
          </table:table-cell>
          <table:table-cell/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SMSdatasetExtra/SMSdatasetEXTRA</text:p>
          </table:table-cell>
          <table:table-cell office:value-type="float" office:value="14.2822670936584" calcext:value-type="float">
            <text:p>14.2822670936584</text:p>
          </table:table-cell>
          <table:table-cell office:value-type="float" office:value="9.74034237861633" calcext:value-type="float">
            <text:p>9.74034237861633</text:p>
          </table:table-cell>
          <table:table-cell office:value-type="percentage" office:value="0.919959812458138" calcext:value-type="percentage">
            <text:p>92.00%</text:p>
          </table:table-cell>
          <table:table-cell/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SMSDatasetEXTRA/SMSdataset</text:p>
          </table:table-cell>
          <table:table-cell office:value-type="float" office:value="27.4925172328949" calcext:value-type="float">
            <text:p>27.4925172328949</text:p>
          </table:table-cell>
          <table:table-cell office:value-type="float" office:value="9.62077593803406" calcext:value-type="float">
            <text:p>9.62077593803406</text:p>
          </table:table-cell>
          <table:table-cell office:value-type="percentage" office:value="0.855400071761751" calcext:value-type="percentage">
            <text:p>85.54%</text:p>
          </table:table-cell>
          <table:table-cell office:value-type="string" calcext:value-type="string">
            <text:p>false positives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SMSdatasetEXTRA/10k</text:p>
          </table:table-cell>
          <table:table-cell office:value-type="float" office:value="34.3095631599426" calcext:value-type="float">
            <text:p>34.3095631599426</text:p>
          </table:table-cell>
          <table:table-cell office:value-type="float" office:value="10.256810426712" calcext:value-type="float">
            <text:p>10.256810426712</text:p>
          </table:table-cell>
          <table:table-cell office:value-type="percentage" office:value="0.855507455507455" calcext:value-type="percentage">
            <text:p>85.55%</text:p>
          </table:table-cell>
          <table:table-cell/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SMSdataset/10k</text:p>
          </table:table-cell>
          <table:table-cell office:value-type="float" office:value="34.6596066951752" calcext:value-type="float">
            <text:p>34.6596066951752</text:p>
          </table:table-cell>
          <table:table-cell office:value-type="float" office:value="9.48352789878845" calcext:value-type="float">
            <text:p>9.48352789878845</text:p>
          </table:table-cell>
          <table:table-cell office:value-type="percentage" office:value="0.85021645021645" calcext:value-type="percentage">
            <text:p>85.02%</text:p>
          </table:table-cell>
          <table:table-cell/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10k/SMSdataset</text:p>
          </table:table-cell>
          <table:table-cell office:value-type="float" office:value="34.7609198093414" calcext:value-type="float">
            <text:p>34.7609198093414</text:p>
          </table:table-cell>
          <table:table-cell office:value-type="float" office:value="21.7756989002228" calcext:value-type="float">
            <text:p>21.7756989002228</text:p>
          </table:table-cell>
          <table:table-cell office:value-type="percentage" office:value="0.863114459992824" calcext:value-type="percentage">
            <text:p>86.31%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k/SMSdataseEXTRA</text:p>
          </table:table-cell>
          <table:table-cell office:value-type="float" office:value="34.0425336360931" calcext:value-type="float">
            <text:p>34.0425336360931</text:p>
          </table:table-cell>
          <table:table-cell office:value-type="float" office:value="20.752566576004" calcext:value-type="float">
            <text:p>20.752566576004</text:p>
          </table:table-cell>
          <table:table-cell office:value-type="percentage" office:value="0.860515740120563" calcext:value-type="percentage">
            <text:p>86.05%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0k/10k</text:p>
          </table:table-cell>
          <table:table-cell office:value-type="float" office:value="41.1483173370361" calcext:value-type="float">
            <text:p>41.1483173370361</text:p>
          </table:table-cell>
          <table:table-cell office:value-type="float" office:value="22.4149103164673" calcext:value-type="float">
            <text:p>22.4149103164673</text:p>
          </table:table-cell>
          <table:table-cell office:value-type="percentage" office:value="0.874362674362674" calcext:value-type="percentage">
            <text:p>87.44%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MSdataset/bigchungus</text:p>
          </table:table-cell>
          <table:table-cell office:value-type="float" office:value="109.076711893082" calcext:value-type="float">
            <text:p>109.076711893082</text:p>
          </table:table-cell>
          <table:table-cell office:value-type="float" office:value="9.74647569656372" calcext:value-type="float">
            <text:p>9.74647569656372</text:p>
          </table:table-cell>
          <table:table-cell office:value-type="percentage" office:value="0.971915046151089" calcext:value-type="percentage">
            <text:p>97.19%</text:p>
          </table:table-cell>
          <table:table-cell/>
          <table:table-cell office:value-type="float" office:value="5600" calcext:value-type="float">
            <text:p>5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15:41:21.816747700</meta:creation-date>
    <dc:date>2019-11-29T15:46:53.835411336</dc:date>
    <meta:editing-duration>PT5M32S</meta:editing-duration>
    <meta:editing-cycles>1</meta:editing-cycles>
    <meta:document-statistic meta:table-count="1" meta:cell-count="57" meta:object-count="1"/>
    <meta:generator>LibreOffice/6.3.2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201cm" svg:y="4.204cm" style:legend-expansion="high" chart:style-name="ch2"/>
        <chart:plot-area chart:style-name="ch3" table:cell-range-address="Sheet1.D1:Sheet1.D11 Sheet1.F1:Sheet1.F12" chart:data-source-has-labels="row" svg:x="0.32cm" svg:y="0.18cm" svg:width="12.561cm" svg:height="8.646cm">
          <chartooo:coordinate-region svg:x="2.476cm" svg:y="0.38cm" svg:width="10.03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 Sheet1.F1:Sheet1.F12" chart:label-cell-address="Sheet1.D1:Sheet1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4869034804">
                <text:p>0.894869034804</text:p>
                <draw:g>
                  <svg:desc>Sheet1.D2:Sheet1.D11 Sheet1.F1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0492379835873">
                <text:p>0.86049237983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9959812458138">
                <text:p>0.919959812458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5400071761751">
                <text:p>0.855400071761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5507455507455">
                <text:p>0.855507455507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021645021645">
                <text:p>0.85021645021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3114459992824">
                <text:p>0.86311445999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0515740120563">
                <text:p>0.86051574012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4362674362674">
                <text:p>0.874362674362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1915046151089">
                <text:p>0.97191504615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